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3pt"/>
    </style:style>
    <style:style style:name="co2" style:family="table-column">
      <style:table-column-properties fo:break-before="auto" style:column-width="91.16pt"/>
    </style:style>
    <style:style style:name="co3" style:family="table-column">
      <style:table-column-properties fo:break-before="auto" style:column-width="81.21pt"/>
    </style:style>
    <style:style style:name="co4" style:family="table-column">
      <style:table-column-properties fo:break-before="auto" style:column-width="148.79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31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0000"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3" style:family="table-cell" style:parent-style-name="Default">
      <style:text-properties fo:color="#800000"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style:text-position=""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style:text-position=""/>
    </style:style>
    <style:style style:name="ce5" style:family="table-cell" style:parent-style-name="Default">
      <style:text-properties fo:color="#8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66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6600" style:text-position=""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 style:text-position="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22" style:family="table-cell" style:parent-style-name="Default">
      <style:text-properties fo:color="#8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6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6600"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0000" style:font-name="Liberation Sans" fo:font-weight="bold" style:font-name-asian="Noto Sans CJK SC Regular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ext-properties fo:color="#800000"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lgorithms</text:p>
          </table:table-cell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Input (n)</text:p>
          </table:table-cell>
          <table:table-cell table:style-name="ce8" office:value-type="string" calcext:value-type="string">
            <text:p>Cases (best, worst, average)</text:p>
          </table:table-cell>
          <table:table-cell table:style-name="ce11" office:value-type="string" calcext:value-type="string">
            <text:p>Complexity(Running time)</text:p>
          </table:table-cell>
          <table:table-cell table:style-name="ce8"/>
          <table:table-cell table:style-name="ce11"/>
          <table:table-cell table:style-name="ce13"/>
        </table:table-row>
        <table:table-row table:style-name="ro1">
          <table:table-cell office:value-type="string" calcext:value-type="string">
            <text:p>modifiedQuickSort</text:p>
          </table:table-cell>
          <table:table-cell table:style-name="ce4" office:value-type="string" calcext:value-type="string">
            <text:p>modifiedQuick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9" office:value-type="string" calcext:value-type="string">
            <text:p>A1-Average(12 times tested)</text:p>
          </table:table-cell>
          <table:table-cell table:style-name="ce12" office:value-type="string" calcext:value-type="string">
            <text:p>0,00565822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odifiedQuick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10" office:value-type="string" calcext:value-type="string">
            <text:p>A2-Average(12 times tested)</text:p>
          </table:table-cell>
          <table:table-cell table:style-name="ce12" office:value-type="string" calcext:value-type="string">
            <text:p>0,492501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modifiedQuick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9" office:value-type="string" calcext:value-type="string">
            <text:p>Best(Equal keys)</text:p>
          </table:table-cell>
          <table:table-cell table:style-name="ce12" office:value-type="string" calcext:value-type="string">
            <text:p>0,000253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odifiedQuick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9" office:value-type="string" calcext:value-type="string">
            <text:p>Best(Equal keys)</text:p>
          </table:table-cell>
          <table:table-cell office:value-type="string" calcext:value-type="string">
            <text:p>0,001765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odifiedQuick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9" office:value-type="string" calcext:value-type="string">
            <text:p>B1-Worst(12 times tested)</text:p>
          </table:table-cell>
          <table:table-cell office:value-type="string" calcext:value-type="string">
            <text:p>0,02457241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odifiedQuick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9" office:value-type="string" calcext:value-type="string">
            <text:p>B2-Worst(12 times tested)</text:p>
          </table:table-cell>
          <table:table-cell office:value-type="string" calcext:value-type="string">
            <text:p>1,153062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uick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9" office:value-type="string" calcext:value-type="string">
            <text:p>A1-Average(12 times tested)</text:p>
          </table:table-cell>
          <table:table-cell office:value-type="string" calcext:value-type="string">
            <text:p>0,00099083(nlogn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uickSort</text:p>
          </table:table-cell>
          <table:table-cell table:style-name="ce7" office:value-type="float" office:value="32767" calcext:value-type="float">
            <text:p>32767</text:p>
          </table:table-cell>
          <table:table-cell table:style-name="ce9" office:value-type="string" calcext:value-type="string">
            <text:p>A2-Average(12 times tested)</text:p>
          </table:table-cell>
          <table:table-cell office:value-type="string" calcext:value-type="string">
            <text:p>0,00768458(nlogn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uick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9" office:value-type="string" calcext:value-type="string">
            <text:p>Best(Equal keys)</text:p>
          </table:table-cell>
          <table:table-cell office:value-type="string" calcext:value-type="string">
            <text:p>0,00129100(n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uick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9" office:value-type="string" calcext:value-type="string">
            <text:p>Best(Equal keys)</text:p>
          </table:table-cell>
          <table:table-cell office:value-type="string" calcext:value-type="string">
            <text:p>0,01146600(n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uick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10" office:value-type="string" calcext:value-type="string">
            <text:p>B1-Worst(12 times tested)</text:p>
          </table:table-cell>
          <table:table-cell table:style-name="ce12" office:value-type="string" calcext:value-type="string">
            <text:p>0,00985258(n^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uick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10" office:value-type="string" calcext:value-type="string">
            <text:p>B2-Worst(12 times tested)</text:p>
          </table:table-cell>
          <table:table-cell table:style-name="ce12" office:value-type="string" calcext:value-type="string">
            <text:p>0,60670708(n^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sertion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10" office:value-type="string" calcext:value-type="string">
            <text:p>A1-Average(12 times tested)</text:p>
          </table:table-cell>
          <table:table-cell office:value-type="string" calcext:value-type="string">
            <text:p>0,01579425(n^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sertion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10" office:value-type="string" calcext:value-type="string">
            <text:p>A2-Average(12 times tested)</text:p>
          </table:table-cell>
          <table:table-cell office:value-type="string" calcext:value-type="string">
            <text:p>0,80091133(n^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sertionSort</text:p>
          </table:table-cell>
          <table:table-cell table:style-name="ce6" office:value-type="float" office:value="4095" calcext:value-type="float">
            <text:p>4095</text:p>
          </table:table-cell>
          <table:table-cell table:style-name="ce10" office:value-type="string" calcext:value-type="string">
            <text:p>Best(Increasing order)</text:p>
          </table:table-cell>
          <table:table-cell office:value-type="string" calcext:value-type="string">
            <text:p>0,00009600(n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sertion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10" office:value-type="string" calcext:value-type="string">
            <text:p>Best(Increasing order)</text:p>
          </table:table-cell>
          <table:table-cell office:value-type="string" calcext:value-type="string">
            <text:p>0,00075000(n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sertionSort</text:p>
          </table:table-cell>
          <table:table-cell table:style-name="ce7" office:value-type="float" office:value="4095" calcext:value-type="float">
            <text:p>4095</text:p>
          </table:table-cell>
          <table:table-cell table:style-name="ce10" office:value-type="string" calcext:value-type="string">
            <text:p>B1-Worst(12 times tested)</text:p>
          </table:table-cell>
          <table:table-cell office:value-type="string" calcext:value-type="string">
            <text:p>0.02517608(n^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sertionSort</text:p>
          </table:table-cell>
          <table:table-cell table:style-name="ce6" office:value-type="float" office:value="32767" calcext:value-type="float">
            <text:p>32767</text:p>
          </table:table-cell>
          <table:table-cell table:style-name="ce10" office:value-type="string" calcext:value-type="string">
            <text:p>B1-Worst(12 times tested)</text:p>
          </table:table-cell>
          <table:table-cell office:value-type="string" calcext:value-type="string">
            <text:p>1.60521775(n^2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7:06:23.562964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23:49:50.014656325</meta:creation-date>
    <dc:date>2017-05-22T06:53:01.871328301</dc:date>
    <meta:editing-duration>PT3H3M38S</meta:editing-duration>
    <meta:editing-cycles>60</meta:editing-cycles>
    <meta:generator>LibreOffice/5.1.6.2$Linux_X86_64 LibreOffice_project/10m0$Build-2</meta:generator>
    <meta:document-statistic meta:table-count="1" meta:cell-count="78" meta:object-count="0"/>
  </office:meta>
</office:document-meta>
</file>